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7bd" officeooo:paragraph-rsid="000fa7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 Colum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a Colum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15:41.886835586</meta:creation-date>
    <dc:date>2022-11-11T08:21:20.971935079</dc:date>
    <meta:editing-duration>PT5M40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8"/>
    <meta:generator>LibreOffice/7.3.6.2$Linux_X86_64 LibreOffice_project/30$Build-2</meta:generator>
  </office:meta>
</office:document-meta>
</file>